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draw:textarea-horizontal-align="justify" draw:textarea-vertical-align="middle" draw:auto-grow-height="false" fo:min-height="6.829cm" fo:min-width="9.041cm"/>
    </style:style>
    <style:style style:name="gr2" style:family="graphic" style:parent-style-name="standard">
      <style:graphic-properties svg:stroke-width="0.106cm" draw:marker-start-width="0.358cm" draw:marker-end-width="0.358cm" draw:textarea-horizontal-align="justify" draw:textarea-vertical-align="middle" draw:auto-grow-height="false" fo:min-height="1.06cm" fo:min-width="0.81cm" fo:padding-top="0.177cm" fo:padding-bottom="0.177cm" fo:padding-left="0.302cm" fo:padding-right="0.302cm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gr5" style:family="graphic" style:parent-style-name="standard">
      <style:graphic-properties draw:stroke="dash" draw:stroke-dash="Dash" svg:stroke-width="0.106cm" draw:marker-start-width="0.358cm" draw:marker-end-width="0.358cm" svg:stroke-linecap="butt" draw:textarea-horizontal-align="justify" draw:textarea-vertical-align="middle" draw:auto-grow-height="false" fo:min-height="1.06cm" fo:min-width="0.81cm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41cm" svg:height="7.079cm" draw:transform="skewX (0.00785398163397449) rotate (0.00785398163397448) translate (4.459cm 4.4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cm" svg:height="2cm" svg:x="4.9cm" svg:y="4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cm" svg:y1="16.639cm" svg:x2="3cm" svg:y2="4.25cm">
          <text:p/>
        </draw:line>
        <draw:line draw:style-name="gr4" draw:text-style-name="P2" draw:layer="layout" svg:x1="3cm" svg:y1="16.639cm" svg:x2="27.25cm" svg:y2="16.639cm">
          <text:p/>
        </draw:line>
        <draw:custom-shape draw:style-name="gr1" draw:text-style-name="P1" draw:layer="layout" svg:width="9.541cm" svg:height="7.079cm" draw:transform="skewX (0.00785398163397449) rotate (0.00785398163397448) translate (4.459cm 5.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cm" svg:height="2cm" svg:x="4.907cm" svg:y="6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9.541cm" svg:height="7.079cm" draw:transform="skewX (0.00785398163397449) rotate (0.00785398163397448) translate (4.459cm 7.1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cm" svg:height="2cm" svg:x="4.907cm" svg:y="7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2cm" svg:x="8.001cm" svg:y="7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9.541cm" svg:height="7.079cm" draw:transform="skewX (0.00785398163397449) rotate (0.00785398163397448) translate (4.459cm 8.4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cm" svg:height="2cm" svg:x="4.907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cm" svg:height="2cm" svg:x="8.007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9.541cm" svg:height="7.079cm" draw:transform="skewX (0.00785398163397449) rotate (0.00785398163397448) translate (4.459cm 9.6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cm" svg:height="2cm" svg:x="4.907cm" svg:y="10.1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cm" svg:height="2cm" svg:x="8.007cm" svg:y="10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2cm" svg:x="11.201cm" svg:y="10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9.541cm" svg:height="7.079cm" draw:transform="skewX (0.00785398163397449) rotate (0.00785398163397448) translate (15.459cm 4.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cm" svg:height="2cm" svg:x="15.9cm" svg:y="4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9.541cm" svg:height="7.079cm" draw:transform="skewX (0.00785398163397449) rotate (0.00785398163397448) translate (15.459cm 5.8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cm" svg:height="2cm" svg:x="15.907cm" svg:y="6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9.541cm" svg:height="7.079cm" draw:transform="skewX (0.00785398163397449) rotate (0.00785398163397448) translate (15.459cm 7.1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cm" svg:height="2cm" svg:x="15.907cm" svg:y="7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2cm" svg:x="19.001cm" svg:y="7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9.541cm" svg:height="7.079cm" draw:transform="skewX (0.00785398163397449) rotate (0.00785398163397448) translate (15.459cm 8.4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cm" svg:height="2cm" svg:x="15.907cm" svg:y="8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cm" svg:height="2cm" svg:x="19.007cm" svg:y="8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9.541cm" svg:height="7.079cm" draw:transform="skewX (0.00785398163397449) rotate (0.00785398163397448) translate (15.459cm 9.6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cm" svg:height="2cm" svg:x="15.907cm" svg:y="10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cm" svg:height="2cm" svg:x="19.007cm" svg:y="10.1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2cm" svg:x="22.201cm" svg:y="10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02:45:06.686041975</meta:creation-date>
    <dc:date>2023-05-20T13:22:56.932941849</dc:date>
    <meta:editing-duration>PT2H13M54S</meta:editing-duration>
    <meta:editing-cycles>4</meta:editing-cycles>
    <meta:generator>LibreOffice/7.5.2.2$Linux_X86_64 LibreOffice_project/50$Build-2</meta:generator>
    <meta:document-statistic meta:object-count="30"/>
  </office:meta>
</office:document-meta>
</file>